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abic Transparent" svg:font-family="'Arabic Transparent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font-weight="bold" officeooo:paragraph-rsid="0038ba3a" style:font-weight-asian="bold" style:font-weight-complex="bold"/>
    </style:style>
    <style:style style:name="P4" style:family="paragraph" style:parent-style-name="Standard">
      <style:text-properties fo:font-weight="bold" officeooo:paragraph-rsid="0038ba3a" style:font-weight-asian="bold" style:font-weight-complex="bold"/>
    </style:style>
    <style:style style:name="P5" style:family="paragraph" style:parent-style-name="Text_20_body">
      <style:text-properties fo:font-weight="bold" officeooo:rsid="0029fd0d" officeooo:paragraph-rsid="003b2394" style:font-weight-asian="bold" style:font-weight-complex="bold"/>
    </style:style>
    <style:style style:name="P6" style:family="paragraph" style:parent-style-name="Text_20_body">
      <style:text-properties fo:font-weight="bold" officeooo:paragraph-rsid="0040ef37" style:font-weight-asian="bold" style:font-weight-complex="bold"/>
    </style:style>
    <style:style style:name="P7" style:family="paragraph" style:parent-style-name="Standard">
      <style:text-properties fo:font-weight="bold" officeooo:paragraph-rsid="0040ef37" style:font-weight-asian="bold" style:font-weight-complex="bold"/>
    </style:style>
    <style:style style:name="P8" style:family="paragraph" style:parent-style-name="Text_20_body">
      <style:text-properties officeooo:rsid="0029fd0d" officeooo:paragraph-rsid="003b2394"/>
    </style:style>
    <style:style style:name="P9" style:family="paragraph" style:parent-style-name="Text_20_body">
      <style:text-properties fo:language="es" fo:country="ES" officeooo:rsid="0040ef37" officeooo:paragraph-rsid="0040ef37"/>
    </style:style>
    <style:style style:name="P10" style:family="paragraph" style:parent-style-name="Standard">
      <style:text-properties officeooo:paragraph-rsid="0038ba3a"/>
    </style:style>
    <style:style style:name="P11" style:family="paragraph" style:parent-style-name="Standard">
      <style:text-properties officeooo:paragraph-rsid="0040ef37"/>
    </style:style>
    <style:style style:name="P12" style:family="paragraph" style:parent-style-name="Standard">
      <style:text-properties officeooo:rsid="0010de82" officeooo:paragraph-rsid="0040ef37"/>
    </style:style>
    <style:style style:name="P13" style:family="paragraph" style:parent-style-name="Standard">
      <style:text-properties officeooo:rsid="003f559b" officeooo:paragraph-rsid="0044245b"/>
    </style:style>
    <style:style style:name="P14" style:family="paragraph" style:parent-style-name="Standard">
      <style:text-properties officeooo:rsid="0044e7a2" officeooo:paragraph-rsid="0044e7a2"/>
    </style:style>
    <style:style style:name="P15" style:family="paragraph" style:parent-style-name="Text_20_body">
      <style:text-properties officeooo:paragraph-rsid="004d3734"/>
    </style:style>
    <style:style style:name="P16" style:family="paragraph" style:parent-style-name="Standard">
      <style:paragraph-properties fo:margin-top="0.101cm" fo:margin-bottom="0.101cm" style:contextual-spacing="false"/>
      <style:text-properties officeooo:paragraph-rsid="0050c1ad"/>
    </style:style>
    <style:style style:name="P17" style:family="paragraph" style:parent-style-name="Standard">
      <style:text-properties officeooo:rsid="004acb3e" officeooo:paragraph-rsid="0050c1ad"/>
    </style:style>
    <style:style style:name="P18" style:family="paragraph" style:parent-style-name="Heading_20_2">
      <style:text-properties officeooo:paragraph-rsid="0040ef37"/>
    </style:style>
    <style:style style:name="P19" style:family="paragraph" style:parent-style-name="Heading_20_2">
      <style:text-properties officeooo:paragraph-rsid="0038ba3a"/>
    </style:style>
    <style:style style:name="P20" style:family="paragraph" style:parent-style-name="Heading_20_2">
      <style:text-properties officeooo:rsid="0051bb03" officeooo:paragraph-rsid="0051bb03"/>
    </style:style>
    <style:style style:name="T1" style:family="text">
      <style:text-properties officeooo:rsid="003b2394"/>
    </style:style>
    <style:style style:name="T2" style:family="text">
      <style:text-properties officeooo:rsid="0048792b"/>
    </style:style>
    <style:style style:name="T3" style:family="text">
      <style:text-properties officeooo:rsid="0022ace8"/>
    </style:style>
    <style:style style:name="T4" style:family="text">
      <style:text-properties officeooo:rsid="001dc2c4"/>
    </style:style>
    <style:style style:name="T5" style:family="text">
      <style:text-properties fo:font-style="normal" officeooo:rsid="0051bb03" style:font-style-asian="normal" style:font-style-complex="normal"/>
    </style:style>
    <style:style style:name="T6" style:family="text">
      <style:text-properties fo:font-style="normal" officeooo:rsid="00532f22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51bb03" style:font-style-asian="italic" style:font-style-complex="italic"/>
    </style:style>
    <style:style style:name="T9" style:family="text">
      <style:text-properties style:font-name="Times New Roman1" fo:font-size="12pt" style:font-size-asian="12pt" style:font-size-complex="12pt"/>
    </style:style>
    <style:style style:name="T10" style:family="text">
      <style:text-properties style:font-name="Times New Roman1" fo:font-size="12pt" officeooo:rsid="0015aaa7" style:font-size-asian="12pt" style:font-size-complex="12pt"/>
    </style:style>
    <style:style style:name="T11" style:family="text">
      <style:text-properties style:font-name="Times New Roman1" fo:font-size="12pt" officeooo:rsid="0038ba3a" style:font-size-asian="12pt" style:font-size-complex="12pt"/>
    </style:style>
    <style:style style:name="T12" style:family="text">
      <style:text-properties style:font-name="Times New Roman1" fo:font-size="12pt" officeooo:rsid="003b2394" style:font-size-asian="12pt" style:font-size-complex="12pt"/>
    </style:style>
    <style:style style:name="T13" style:family="text">
      <style:text-properties style:font-name="Times New Roman1" fo:font-size="12pt" officeooo:rsid="004b4d9b" style:font-size-asian="12pt" style:font-size-complex="12pt"/>
    </style:style>
    <style:style style:name="T14" style:family="text">
      <style:text-properties style:font-name="Times New Roman1" fo:font-size="12pt" officeooo:rsid="004d4c96" style:font-size-asian="12pt" style:font-size-complex="12pt"/>
    </style:style>
    <style:style style:name="T15" style:family="text">
      <style:text-properties style:font-name="Times New Roman1" fo:font-size="12pt" officeooo:rsid="004f2cba" style:font-size-asian="12pt" style:font-size-complex="12pt"/>
    </style:style>
    <style:style style:name="T16" style:family="text">
      <style:text-properties style:font-name="Times New Roman1" fo:font-size="12pt" officeooo:rsid="00519302" style:font-size-asian="12pt" style:font-size-complex="12pt"/>
    </style:style>
    <style:style style:name="T17" style:family="text">
      <style:text-properties officeooo:rsid="0038ba3a"/>
    </style:style>
    <style:style style:name="T18" style:family="text">
      <style:text-properties officeooo:rsid="00307029"/>
    </style:style>
    <style:style style:name="T19" style:family="text">
      <style:text-properties style:font-name="DejaVu Sans" fo:font-size="10pt" officeooo:rsid="003b2394"/>
    </style:style>
    <style:style style:name="T20" style:family="text">
      <style:text-properties officeooo:rsid="00334deb"/>
    </style:style>
    <style:style style:name="T21" style:family="text">
      <style:text-properties officeooo:rsid="000edbdb"/>
    </style:style>
    <style:style style:name="T22" style:family="text">
      <style:text-properties officeooo:rsid="00426aee"/>
    </style:style>
    <style:style style:name="T23" style:family="text">
      <style:text-properties officeooo:rsid="004383b8"/>
    </style:style>
    <style:style style:name="T24" style:family="text">
      <style:text-properties officeooo:rsid="002781bf"/>
    </style:style>
    <style:style style:name="T25" style:family="text">
      <style:text-properties fo:language="es" fo:country="ES" officeooo:rsid="0044245b"/>
    </style:style>
    <style:style style:name="T26" style:family="text">
      <style:text-properties officeooo:rsid="0044e7a2"/>
    </style:style>
    <style:style style:name="T27" style:family="text">
      <style:text-properties officeooo:rsid="004acb3e"/>
    </style:style>
    <style:style style:name="T28" style:family="text">
      <style:text-properties officeooo:rsid="004c2a45"/>
    </style:style>
    <style:style style:name="T29" style:family="text">
      <style:text-properties officeooo:rsid="004d3734"/>
    </style:style>
    <style:style style:name="T30" style:family="text">
      <style:text-properties officeooo:rsid="0029fd0d"/>
    </style:style>
    <style:style style:name="T31" style:family="text">
      <style:text-properties officeooo:rsid="004ecef3"/>
    </style:style>
    <style:style style:name="T32" style:family="text">
      <style:text-properties officeooo:rsid="004d4c96"/>
    </style:style>
    <style:style style:name="T33" style:family="text">
      <style:text-properties officeooo:rsid="004f2cba" style:font-size-asian="12pt" style:font-size-complex="12pt"/>
    </style:style>
    <style:style style:name="T34" style:family="text">
      <style:text-properties officeooo:rsid="0051bb03"/>
    </style:style>
    <style:style style:name="T35" style:family="text">
      <style:text-properties officeooo:rsid="00532f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4">Hoja de p</text:span>roblema<text:span text:style-name="T4">s 5</text:span>: <text:span text:style-name="T5">Bucles </text:span><text:span text:style-name="T6">y listas de números</text:span></text:h>
      <text:p text:style-name="P2"/>
      <text:p text:style-name="P13">Entregar en moodle el ejercicio 1 en un <text:span text:style-name="T23">módulo </text:span><text:span text:style-name="T28">P</text:span><text:span text:style-name="T23">ython llamado </text:span><text:span text:style-name="CodeCharacter"><text:span text:style-name="T24">pa</text:span></text:span><text:span text:style-name="CodeCharacter"><text:span text:style-name="T25">rte_trabajo</text:span></text:span><text:span text:style-name="CodeCharacter"><text:span text:style-name="T23">.py</text:span></text:span></text:p>
      <text:p text:style-name="P13">Reflexionar sobre las posibles soluciones a los ejercicios 2 y 3 para debatir en clase.</text:p>
      <text:h text:style-name="P18" text:outline-level="2"><text:span text:style-name="T34">Crear listas con comprensiones de listas</text:span><text:span text:style-name="T20"> (evaluable)</text:span></text:h>
      <text:p text:style-name="P6">Objetivos</text:p>
      <text:p text:style-name="P11">Practicar con <text:span text:style-name="T34">las comprensiones de</text:span><text:span text:style-name="CodeCharacter"><text:span text:style-name="T21"> </text:span></text:span><text:span text:style-name="T21">listas</text:span></text:p>
      <text:p text:style-name="P11"/>
      <text:p text:style-name="P7">Descripción</text:p>
      <text:p text:style-name="P11"/>
      <text:p text:style-name="P12">Se pide escribir un<text:span text:style-name="T20">a función </text:span><text:span text:style-name="T34">a la que se le pasa una tupla de números reales y tiene que retornar una tupla conteniendo los logaritmos de los números de la tupla original</text:span>. <text:span text:style-name="T35">Usar una comprensión de listas.</text:span></text:p>
      <text:p text:style-name="P12"/>
      <text:p text:style-name="P14">Escribir además una función <text:span text:style-name="CodeCharacter">main()</text:span> que permita probar la función anterior creando una <text:span text:style-name="T34">tupla</text:span> de al menos 5 <text:span text:style-name="T34">números</text:span>.</text:p>
      <text:p text:style-name="P14"/>
      <text:p text:style-name="P9"><text:span text:style-name="T7">Entregar</text:span>: un módulo <text:span text:style-name="T22">P</text:span>ython llamado <text:span text:style-name="T34">filtrar</text:span><text:span text:style-name="CodeCharacter"><text:span text:style-name="T22">.py</text:span></text:span><text:span text:style-name="T22"> con la función y el </text:span><text:span text:style-name="CodeCharacter"><text:span text:style-name="T26">main</text:span></text:span><text:span text:style-name="T26"> solicitados.</text:span></text:p>
      <text:h text:style-name="P20" text:outline-level="2">Cálculo del mínimo de una secuencia de números</text:h>
      <text:p text:style-name="P5">Objetivos</text:p>
      <text:p text:style-name="P8">Practicar el <text:span text:style-name="T34">cálculo de mínimos.</text:span></text:p>
      <text:p text:style-name="P5">Descripción</text:p>
      <text:p text:style-name="P15"><text:span text:style-name="T30">Escribir </text:span><text:span text:style-name="T18">una función</text:span><text:span text:style-name="T30"> a </text:span><text:span text:style-name="T18">la</text:span><text:span text:style-name="T30"> que se le pasa como parámetro un</text:span><text:span text:style-name="T18">a </text:span><text:span text:style-name="T34">lista</text:span><text:span text:style-name="T30"> de números reales </text:span><text:span text:style-name="T34">y que retorne el índice </text:span><text:span text:style-name="T35">(es decir, el número de la casilla) </text:span><text:span text:style-name="T34">del valor que más se acerque al promedio de los números de la lista. Si hay varios números que cumplan esta condición, basta retornar el </text:span><text:span text:style-name="T35">índice del </text:span><text:span text:style-name="T34">primero de ellos.</text:span></text:p>
      <text:p text:style-name="P17"><text:span text:style-name="T8">Pista</text:span><text:span text:style-name="T34">: el promedio puede calcularse haciendo la suma de todos los valores y dividiendo entre el número de valores</text:span>.</text:p>
      <text:p text:style-name="P16"><text:span text:style-name="T27">Escribir</text:span><text:span text:style-name="T29"> también una función </text:span><text:span text:style-name="CodeCharacter"><text:span text:style-name="T29">main()</text:span></text:span><text:span text:style-name="T29"> que pruebe la función anterior para una lista de al menos 100 números reales.</text:span></text:p>
      <text:h text:style-name="P19" text:outline-level="2">Recorrido de un<text:span text:style-name="T17">a</text:span> <text:span text:style-name="T17">lista</text:span></text:h>
      <text:p text:style-name="P3">Objetivos</text:p>
      <text:p text:style-name="P10">Practicar con el <text:span text:style-name="T31">filtrado</text:span> de un<text:span text:style-name="T17">a lista de</text:span> <text:span text:style-name="CodeCharacter"><text:span text:style-name="T19">números</text:span></text:span></text:p>
      <text:p text:style-name="P10"/>
      <text:p text:style-name="P4">Descripción</text:p>
      <text:p text:style-name="P16"><text:span text:style-name="T9">Escribir u</text:span><text:span text:style-name="T11">na función Python</text:span><text:span text:style-name="T10"> </text:span><text:span text:style-name="T9">a l</text:span><text:span text:style-name="T11">a</text:span><text:span text:style-name="T9"> que se le pasa como parámetro un</text:span><text:span text:style-name="T12">a lista de números </text:span><text:span text:style-name="T13">reales</text:span><text:span text:style-name="T12"> </text:span><text:span text:style-name="T13">y un número real </text:span><text:span text:style-name="T15">llamado </text:span><text:span text:style-name="CodeCharacter"><text:span text:style-name="T33">valor_max</text:span></text:span><text:span text:style-name="T13">. La función retorna otra lista, </text:span><text:span text:style-name="T14">filtrada, </text:span><text:span text:style-name="T13">que contiene los números de la </text:span><text:soft-page-break/><text:span text:style-name="T13">lista original excepto los que sean negativos o superiores al segundo parámetro de la función, </text:span><text:span text:style-name="T15">es decir los que estén en </text:span><text:span text:style-name="T16">el intervalo</text:span><text:span text:style-name="T15"> </text:span><text:span text:style-name="CodeCharacter"><text:span text:style-name="T33">[0,valor_max].</text:span></text:span></text:p>
      <text:p text:style-name="P16"><text:span text:style-name="T32">Escribir también una función </text:span><text:span text:style-name="CodeCharacter"><text:span text:style-name="T32">main()</text:span></text:span><text:span text:style-name="T32"> para probar la función anterior, pasándole una lista con valores negativos, superiores a </text:span><text:span text:style-name="CodeCharacter"><text:span text:style-name="T32">10</text:span></text:span><text:span text:style-name="T32"> y entre</text:span><text:span text:style-name="CodeCharacter"><text:span text:style-name="T32"> 0</text:span></text:span><text:span text:style-name="T32"> y </text:span><text:span text:style-name="CodeCharacter"><text:span text:style-name="T32">10</text:span></text:span><text:span text:style-name="T32">. Usar el valor </text:span><text:span text:style-name="CodeCharacter"><text:span text:style-name="T32">10</text:span></text:span><text:span text:style-name="T32"> como límite superior para filtra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abic Transparent" svg:font-family="'Arabic Transparent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es" fo:country="ES" style:font-name-asian="Lucida Sans Unicode" style:font-size-asian="12pt" style:language-asian="es" style:country-asian="ES" style:font-name-complex="Tahoma1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es" fo:country="ES" style:font-name-asian="Lucida Sans Unicode" style:font-size-asian="12pt" style:language-asian="es" style:country-asian="ES" style:font-name-complex="Tahoma1" style:font-size-complex="12pt" style:language-complex="es" style:country-complex="E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 style:class="text">
      <style:paragraph-properties fo:margin-left="0.7cm" fo:margin-right="0cm" fo:margin-top="0cm" fo:margin-bottom="0cm" style:contextual-spacing="false" fo:text-indent="0cm" style:auto-text-indent="false"/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RunIn" style:family="paragraph" style:next-style-name="Body">
      <style:paragraph-properties fo:margin-left="0cm" fo:margin-right="0cm" fo:margin-top="0.212cm" fo:margin-bottom="0cm" style:contextual-spacing="false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loext:opacity="100%" style:text-line-through-style="none" style:text-line-through-type="none" style:font-name="Times New Roman" fo:font-family="'Times New Roman'" style:font-family-generic="roman" fo:font-size="12pt" fo:letter-spacing="normal" fo:font-style="normal" style:text-underline-style="none" fo:font-weight="bold" style:font-name-asian="Times New Roman" style:font-family-asian="'Times New Roman'" style:font-family-generic-asian="roman" style:font-size-asian="12pt" style:font-style-asian="normal" style:font-weight-asian="bold" style:font-name-complex="Times New Roman" style:font-family-complex="'Times New Roman'" style:font-family-generic-complex="roman" style:font-size-complex="12pt" style:font-style-complex="normal" style:font-weight-complex="bold" style:text-emphasize="none" style:text-scale="100%"/>
    </style:style>
    <style:style style:name="Body" style:family="paragraph" style:next-style-name="HeadingRunIn">
      <style:paragraph-properties fo:margin-left="0cm" fo:margin-right="0cm" fo:margin-top="0cm" fo:margin-bottom="0cm" style:contextual-spacing="false" style:line-height-at-least="0.494cm" fo:text-align="start" style:justify-single-word="false" fo:text-indent="0cm" style:auto-text-indent="false" style:text-autospace="none" style:vertical-align="auto"/>
      <style:text-properties fo:color="#000000" loext:opacity="100%" style:text-line-through-style="none" style:text-line-through-type="none" style:font-name="Times New Roman" fo:font-family="'Times New Roman'" style:font-family-generic="roman" fo:font-size="12pt" fo:letter-spacing="normal" fo:font-style="normal" style:text-underline-style="none" fo:font-weight="normal" style:font-name-asian="Times New Roman" style:font-family-asian="'Times New Roman'" style:font-family-generic-asian="roman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CellHeading" style:family="paragraph" style:default-outline-level="">
      <style:paragraph-properties fo:margin-left="0cm" fo:margin-right="0cm" fo:margin-top="0cm" fo:margin-bottom="0cm" style:contextual-spacing="false" style:line-height-at-least="0.494cm" fo:text-align="center" style:justify-single-word="false" fo:orphans="2" fo:widows="2" fo:hyphenation-ladder-count="no-limit" fo:text-indent="0cm" style:auto-text-indent="false" style:vertical-align="auto" style:writing-mode="lr-tb"/>
      <style:text-properties fo:color="#000000" loext:opacity="100%" style:text-line-through-style="none" style:text-line-through-type="none" style:font-name="Times New Roman1" fo:font-family="'Times New Roman'" style:font-family-generic="roman" style:font-pitch="variable" fo:font-size="12pt" fo:letter-spacing="normal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abic Transparent" style:font-family-complex="'Arabic Transparent'" style:font-family-generic-complex="system" style:font-pitch-complex="variable" style:font-size-complex="12pt" style:text-emphasize="none" style:text-scale="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ellBody" style:family="paragraph" style:default-outline-level="">
      <style:paragraph-properties fo:margin-left="0cm" fo:margin-right="0cm" fo:margin-top="0cm" fo:margin-bottom="0cm" style:contextual-spacing="false" style:line-height-at-least="0.494cm" fo:text-align="start" style:justify-single-word="false" fo:orphans="2" fo:widows="2" fo:hyphenation-ladder-count="no-limit" fo:text-indent="0cm" style:auto-text-indent="false" style:vertical-align="auto" style:writing-mode="lr-tb"/>
      <style:text-properties fo:color="#000000" loext:opacity="100%" style:text-line-through-style="none" style:text-line-through-type="none" style:font-name="Times New Roman1" fo:font-family="'Times New Roman'" style:font-family-generic="roman" style:font-pitch="variable" fo:font-size="12pt" fo:letter-spacing="normal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abic Transparent" style:font-family-complex="'Arabic Transparent'" style:font-family-generic-complex="system" style:font-pitch-complex="variable" style:font-size-complex="12pt" style:text-emphasize="none" style:text-scale="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nted" style:family="paragraph" style:default-outline-level="">
      <style:paragraph-properties fo:margin-left="0.635cm" fo:margin-right="0cm" fo:margin-top="0cm" fo:margin-bottom="0cm" style:contextual-spacing="false" style:line-height-at-least="0.494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fo:color="#000000" loext:opacity="100%" style:text-line-through-style="none" style:text-line-through-type="none" style:font-name="Times New Roman1" fo:font-family="'Times New Roman'" style:font-family-generic="roman" style:font-pitch="variable" fo:font-size="12pt" fo:letter-spacing="normal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abic Transparent" style:font-family-complex="'Arabic Transparent'" style:font-family-generic-complex="system" style:font-pitch-complex="variable" style:font-size-complex="12pt" style:text-emphasize="none" style:text-scale="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odeCharacter" style:family="text">
      <style:text-properties style:font-name="DejaVu Sans" fo:font-family="'DejaVu Sans'" style:font-style-name="Book" style:font-family-generic="swiss" style:font-pitch="variable" fo:font-size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1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Num1">
      <text:list-level-style-number text:level="1" loext:num-list-format="1)&#9;%1%" style:num-prefix="1)&#9;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3b2394"/>
    </style:style>
    <style:style style:name="MT2" style:family="text">
      <style:text-properties officeooo:rsid="0048792b"/>
    </style:style>
    <style:style style:name="MT3" style:family="text">
      <style:text-properties officeooo:rsid="0022ace8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ing">Programación, Curso 20<text:span text:style-name="MT1">2</text:span><text:span text:style-name="MT2">3</text:span>-20<text:span text:style-name="MT3">2</text:span><text:span text:style-name="MT2">4</text:span></text:p>
      </style:header>
      <style:footer>
        <text:p text:style-name="MP1"><text:date style:data-style-name="N37" text:date-value="2024-04-10T11:35:18.010999937">10/04/24</text:date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creation-date>2006-09-29T12:08:59</meta:creation-date>
    <dc:date>2020-03-17T10:16:00</dc:date>
    <dc:language>es-ES</dc:language>
    <meta:editing-cycles>0</meta:editing-cycles>
    <meta:editing-duration>PT0S</meta:editing-duration>
    <meta:document-statistic meta:table-count="0" meta:image-count="0" meta:object-count="0" meta:page-count="2" meta:paragraph-count="25" meta:word-count="346" meta:character-count="2035" meta:non-whitespace-character-count="1716"/>
    <meta:user-defined meta:name="Info 1"/>
    <meta:user-defined meta:name="Info 2"/>
    <meta:user-defined meta:name="Info 3"/>
    <meta:user-defined meta:name="Info 4"/>
  </office:meta>
</office:document-meta>
</file>